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1660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cenerios - <text:s text:c="2"/><text:span text:style-name="T1">Used when null object is being returned.<text:line-break/>Return an object instead of null.<text:line-break/>Ex – Using a default image(Object) in place of null instead of an actual image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4T16:18:20.682899520</meta:creation-date>
    <dc:date>2020-09-14T17:09:00.331216931</dc:date>
    <meta:editing-duration>PT8S</meta:editing-duration>
    <meta:editing-cycles>1</meta:editing-cycles>
    <meta:document-statistic meta:table-count="0" meta:image-count="0" meta:object-count="0" meta:page-count="1" meta:paragraph-count="1" meta:word-count="29" meta:character-count="168" meta:non-whitespace-character-count="137"/>
    <meta:generator>LibreOffice/6.0.7.3$Linux_X86_64 LibreOffice_project/00m0$Build-3</meta:generator>
  </office:meta>
</office:document-meta>
</file>